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24-12-2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24-01-0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22-12-21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21-12-2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20-12-28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19-12-23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18-12-18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17-12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16-12-20 21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59100155901</text:p>
          </table:table-cell>
          <table:table-cell office:value-type="string" calcext:value-type="string">
            <text:p>2015-12-29 15:19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